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alTagTests.environment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ean.ge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j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TagTests.nestedPropertyWithAttribu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alTagTests.printJavaScriptEscapedAttribute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.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.ge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TagTests.map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alTagTests.setFormattedScopedAttribute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alTagTests.printScopedAttribute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alTagTests.printNullAsEmpt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alTagTests.printHtmlEscapedAttribute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alTa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.getFormat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ht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TagTests.printFormattedScopedAttribute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alTagTests.accessUsingBeanSynt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